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3" style:family="paragraph" style:parent-style-name="Contents_20_1">
      <style:text-properties officeooo:paragraph-rsid="001ad171"/>
    </style:style>
    <style:style style:name="P4" style:family="paragraph" style:parent-style-name="Contents_20_2">
      <style:text-properties officeooo:paragraph-rsid="001ad171"/>
    </style:style>
    <style:style style:name="P5" style:family="paragraph" style:parent-style-name="Heading_20_1">
      <style:text-properties officeooo:paragraph-rsid="001ad171"/>
    </style:style>
    <style:style style:name="P6" style:family="paragraph" style:parent-style-name="Heading_20_2">
      <style:text-properties officeooo:paragraph-rsid="001ad171"/>
    </style:style>
    <style:style style:name="P7" style:family="paragraph" style:parent-style-name="Heading_20_2" style:master-page-name="">
      <style:paragraph-properties style:page-number="auto"/>
      <style:text-properties officeooo:paragraph-rsid="001ad171"/>
    </style:style>
    <style:style style:name="P8" style:family="paragraph" style:parent-style-name="Heading_20_3">
      <style:text-properties officeooo:paragraph-rsid="001ad171"/>
    </style:style>
    <style:style style:name="P9" style:family="paragraph" style:parent-style-name="Standard">
      <style:text-properties officeooo:paragraph-rsid="001ad171"/>
    </style:style>
    <style:style style:name="P10" style:family="paragraph" style:parent-style-name="Text_20_body">
      <style:text-properties officeooo:paragraph-rsid="001ad171"/>
    </style:style>
    <style:style style:name="P11" style:family="paragraph" style:parent-style-name="Contents_20_3">
      <style:paragraph-properties>
        <style:tab-stops>
          <style:tab-stop style:position="6.4929in" style:type="right" style:leader-style="dotted" style:leader-text="."/>
        </style:tab-stops>
      </style:paragraph-properties>
      <style:text-properties officeooo:paragraph-rsid="001ad171"/>
    </style:style>
    <style:style style:name="P12" style:family="paragraph" style:parent-style-name="Standard">
      <style:paragraph-properties fo:text-align="center" style:justify-single-word="false"/>
      <style:text-properties fo:font-size="16pt" officeooo:paragraph-rsid="001ad171" style:font-size-asian="16pt"/>
    </style:style>
    <style:style style:name="P13" style:family="paragraph" style:parent-style-name="Standard">
      <style:text-properties fo:font-size="16pt" fo:font-weight="bold" officeooo:paragraph-rsid="001ad171" style:font-size-asian="16pt" style:font-weight-asian="bold"/>
    </style:style>
    <style:style style:name="P14" style:family="paragraph" style:parent-style-name="Standard">
      <style:text-properties fo:font-style="normal" officeooo:rsid="001db820" officeooo:paragraph-rsid="001db820" style:font-style-asian="normal" style:language-complex="ar" style:country-complex="LY" style:font-style-complex="normal"/>
    </style:style>
    <style:style style:name="P15" style:family="paragraph" style:parent-style-name="Standard">
      <style:text-properties fo:font-style="normal" officeooo:rsid="001e645c" officeooo:paragraph-rsid="001e645c" style:font-style-asian="normal" style:language-complex="ar" style:country-complex="LY" style:font-style-complex="normal"/>
    </style:style>
    <style:style style:name="P16" style:family="paragraph" style:parent-style-name="Standard">
      <style:text-properties officeooo:paragraph-rsid="001b08ee"/>
    </style:style>
    <style:style style:name="P17" style:family="paragraph" style:parent-style-name="Standard">
      <style:text-properties officeooo:rsid="001cb5ba" officeooo:paragraph-rsid="001cb5ba"/>
    </style:style>
    <style:style style:name="P18" style:family="paragraph" style:parent-style-name="Contents_20_2">
      <style:text-properties style:text-line-through-style="solid" style:text-line-through-type="single" officeooo:paragraph-rsid="001ad171"/>
    </style:style>
    <style:style style:name="P19"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1ad171"/>
    </style:style>
    <style:style style:name="P20" style:family="paragraph" style:parent-style-name="Heading_20_1">
      <style:text-properties officeooo:paragraph-rsid="001ad171"/>
    </style:style>
    <style:style style:name="P21" style:family="paragraph" style:parent-style-name="Heading_20_2">
      <style:text-properties officeooo:paragraph-rsid="001ad171"/>
    </style:style>
    <style:style style:name="P22" style:family="paragraph" style:parent-style-name="Standard">
      <style:paragraph-properties fo:text-align="center" style:justify-single-word="false"/>
      <style:text-properties officeooo:paragraph-rsid="0022f447"/>
    </style:style>
    <style:style style:name="P23" style:family="paragraph" style:parent-style-name="Standard">
      <style:paragraph-properties fo:text-align="center" style:justify-single-word="false"/>
      <style:text-properties fo:font-size="24pt" officeooo:rsid="0001bef8" officeooo:paragraph-rsid="001ad171" style:font-size-asian="24pt"/>
    </style:style>
    <style:style style:name="P24" style:family="paragraph" style:parent-style-name="Standard">
      <style:paragraph-properties fo:text-align="center" style:justify-single-word="false"/>
      <style:text-properties fo:font-size="24pt" officeooo:paragraph-rsid="001ad171" style:font-size-asian="24pt"/>
    </style:style>
    <style:style style:name="P25" style:family="paragraph" style:parent-style-name="Standard" style:master-page-name="Standard">
      <style:paragraph-properties fo:text-align="center" style:justify-single-word="false" style:page-number="1"/>
      <style:text-properties fo:font-size="24pt" officeooo:paragraph-rsid="0022f447" style:font-size-asian="24pt"/>
    </style:style>
    <style:style style:name="P26" style:family="paragraph" style:parent-style-name="Standard">
      <style:paragraph-properties fo:text-align="center" style:justify-single-word="false"/>
      <style:text-properties fo:font-size="24pt" officeooo:rsid="00215883" officeooo:paragraph-rsid="00215883" style:font-size-asian="24pt"/>
    </style:style>
    <style:style style:name="P27" style:family="paragraph" style:parent-style-name="Standard">
      <style:paragraph-properties fo:text-align="center" style:justify-single-word="false"/>
      <style:text-properties fo:font-size="24pt" officeooo:rsid="0022f447" officeooo:paragraph-rsid="0022f447" style:font-size-asian="24pt"/>
    </style:style>
    <style:style style:name="P28" style:family="paragraph" style:parent-style-name="Standard">
      <style:paragraph-properties fo:text-align="center" style:justify-single-word="false"/>
      <style:text-properties fo:font-size="16pt" officeooo:paragraph-rsid="001ad171" style:font-size-asian="16pt"/>
    </style:style>
    <style:style style:name="P29" style:family="paragraph" style:parent-style-name="Standard">
      <style:paragraph-properties fo:text-align="center" style:justify-single-word="false"/>
      <style:text-properties fo:font-size="16pt" officeooo:paragraph-rsid="0022f447" style:font-size-asian="16pt"/>
    </style:style>
    <style:style style:name="P30" style:family="paragraph" style:parent-style-name="Standard">
      <style:paragraph-properties fo:text-align="center" style:justify-single-word="false"/>
      <style:text-properties fo:font-size="16pt" officeooo:rsid="0022f447" officeooo:paragraph-rsid="0022f447" style:font-size-asian="16pt"/>
    </style:style>
    <style:style style:name="P31" style:family="paragraph" style:parent-style-name="Standard">
      <style:paragraph-properties fo:break-before="page"/>
      <style:text-properties fo:font-size="16pt" fo:font-weight="bold" officeooo:paragraph-rsid="001ad171" style:font-size-asian="16pt" style:font-weight-asian="bold"/>
    </style:style>
    <style:style style:name="P32" style:family="paragraph" style:parent-style-name="Standard" style:list-style-name="L1">
      <style:paragraph-properties>
        <style:tab-stops>
          <style:tab-stop style:position="0.6874in"/>
        </style:tab-stops>
      </style:paragraph-properties>
      <style:text-properties fo:font-style="normal" officeooo:rsid="001b08ee" officeooo:paragraph-rsid="001b08ee" style:font-style-asian="normal" style:font-style-complex="normal"/>
    </style:style>
    <style:style style:name="P33" style:family="paragraph" style:parent-style-name="Standard" style:list-style-name="L2">
      <style:text-properties fo:font-style="normal" officeooo:rsid="001b08ee" officeooo:paragraph-rsid="001b08ee" style:font-style-asian="normal" style:font-style-complex="normal"/>
    </style:style>
    <style:style style:name="P34" style:family="paragraph" style:parent-style-name="Standard" style:list-style-name="L2">
      <style:text-properties fo:font-style="normal" officeooo:rsid="001cb5ba" officeooo:paragraph-rsid="001cb5ba" style:font-style-asian="normal" style:font-style-complex="normal"/>
    </style:style>
    <style:style style:name="P35" style:family="paragraph" style:parent-style-name="Standard">
      <style:text-properties fo:font-style="normal" officeooo:rsid="001cb5ba" officeooo:paragraph-rsid="001cb5ba" style:font-style-asian="normal" style:font-style-complex="normal"/>
    </style:style>
    <style:style style:name="P36" style:family="paragraph" style:parent-style-name="Standard" style:list-style-name="L3">
      <style:text-properties fo:font-style="normal" officeooo:rsid="001cf916" officeooo:paragraph-rsid="001cf916" style:font-style-asian="normal" style:font-style-complex="normal"/>
    </style:style>
    <style:style style:name="P37" style:family="paragraph" style:parent-style-name="Standard" style:list-style-name="L3">
      <style:text-properties fo:font-style="normal" officeooo:rsid="001cf916" officeooo:paragraph-rsid="001cf916" style:font-style-asian="normal" style:language-complex="ar" style:country-complex="LY" style:font-style-complex="normal"/>
    </style:style>
    <style:style style:name="P38" style:family="paragraph" style:parent-style-name="Standard">
      <style:text-properties fo:font-style="normal" officeooo:rsid="001db820" officeooo:paragraph-rsid="001db820" style:font-style-asian="normal" style:language-complex="ar" style:country-complex="LY" style:font-style-complex="normal"/>
    </style:style>
    <style:style style:name="P39" style:family="paragraph" style:parent-style-name="Standard" style:list-style-name="L4">
      <style:text-properties fo:font-style="normal" officeooo:rsid="001db820" officeooo:paragraph-rsid="001db820" style:font-style-asian="normal" style:language-complex="ar" style:country-complex="LY" style:font-style-complex="normal"/>
    </style:style>
    <style:style style:name="P40" style:family="paragraph" style:parent-style-name="Standard">
      <style:text-properties fo:font-style="normal" officeooo:rsid="001e645c" officeooo:paragraph-rsid="001db820" style:font-style-asian="normal" style:language-complex="ar" style:country-complex="LY" style:font-style-complex="normal"/>
    </style:style>
    <style:style style:name="P41" style:family="paragraph" style:parent-style-name="Standard" style:list-style-name="L1">
      <style:text-properties officeooo:rsid="001b08ee" officeooo:paragraph-rsid="001b08ee"/>
    </style:style>
    <style:style style:name="P42" style:family="paragraph" style:parent-style-name="Standard" style:list-style-name="L4">
      <style:text-properties officeooo:rsid="001db820" officeooo:paragraph-rsid="001db820" style:language-complex="ar" style:country-complex="LY"/>
    </style:style>
    <style:style style:name="P43" style:family="paragraph" style:parent-style-name="Standard">
      <style:text-properties fo:font-style="italic" officeooo:paragraph-rsid="001ad171" style:font-style-asian="italic"/>
    </style:style>
    <style:style style:name="P44" style:family="paragraph" style:parent-style-name="Standard">
      <style:paragraph-properties fo:margin-left="0.25in" fo:margin-right="0in" fo:text-indent="-0.25in" style:auto-text-indent="false"/>
      <style:text-properties fo:font-style="italic" officeooo:paragraph-rsid="001ad171" style:font-style-asian="italic"/>
    </style:style>
    <style:style style:name="P45" style:family="paragraph" style:parent-style-name="Standard">
      <style:text-properties officeooo:rsid="0022f447" officeooo:paragraph-rsid="0022f447"/>
    </style:style>
    <style:style style:name="P46" style:family="paragraph" style:parent-style-name="Standard">
      <style:text-properties officeooo:paragraph-rsid="001ad171"/>
    </style:style>
    <style:style style:name="P47" style:family="paragraph" style:parent-style-name="Text_20_body" style:list-style-name="WWNum2">
      <style:text-properties officeooo:paragraph-rsid="001ad171"/>
    </style:style>
    <style:style style:name="P48" style:family="paragraph" style:parent-style-name="Text_20_body">
      <style:text-properties officeooo:paragraph-rsid="001ad171"/>
    </style:style>
    <style:style style:name="T1" style:family="text">
      <style:text-properties officeooo:rsid="0020505c"/>
    </style:style>
    <style:style style:name="T2" style:family="text">
      <style:text-properties fo:font-weight="bold" officeooo:rsid="0022f447" style:font-weight-asian="bold" style:font-weight-complex="bold"/>
    </style:style>
    <style:style style:name="T3" style:family="text">
      <style:text-properties fo:font-size="16pt" officeooo:rsid="0022f447" style:font-size-asian="16pt"/>
    </style:style>
    <style:style style:name="T4" style:family="text">
      <style:text-properties style:text-line-through-style="solid" style:text-line-through-type="single"/>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e645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b08ee" style:font-style-asian="normal" style:font-style-complex="normal"/>
    </style:style>
    <style:style style:name="T10" style:family="text">
      <style:text-properties fo:font-style="normal" officeooo:rsid="001cb5ba" style:font-style-asian="normal" style:font-style-complex="normal"/>
    </style:style>
    <style:style style:name="T11" style:family="text">
      <style:text-properties officeooo:rsid="001e645c"/>
    </style:style>
    <style:style style:name="T12" style:family="text">
      <style:text-properties officeooo:rsid="0022f447"/>
    </style:style>
    <style:style style:name="T13" style:family="text">
      <style:text-properties officeooo:rsid="0001bef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League Clicker</text:span></text:p>
      <text:p text:style-name="P24">Software Requirements Specification <text:span text:style-name="T12">Document</text:span></text:p>
      <text:p text:style-name="P12"/>
      <text:p text:style-name="P26">0.<text:span text:style-name="T12">1</text:span></text:p>
      <text:p text:style-name="P12"/>
      <text:p text:style-name="P12"/>
      <text:p text:style-name="P24"><text:span text:style-name="T12">12</text:span><text:span text:style-name="T13">/</text:span><text:span text:style-name="T12">Sep</text:span><text:span text:style-name="T13">/2024</text:span></text:p>
      <text:p text:style-name="P24"/>
      <text:p text:style-name="P24"/>
      <text:p text:style-name="P24"/>
      <text:p text:style-name="P29"><text:span text:style-name="T12">By team ACE</text:span></text:p>
      <text:p text:style-name="P23">Sanad AlArousi</text:p>
      <text:p text:style-name="P27">AbuBakr Naji</text:p>
      <text:p text:style-name="P27">Hamza Layyas</text:p>
      <text:p text:style-name="P27">Abdlwayah Farhat</text:p>
      <text:p text:style-name="P27">Youse Almeraash</text:p>
      <text:p text:style-name="P24"/>
      <text:p text:style-name="P12"/>
      <text:p text:style-name="P12"/>
      <text:p text:style-name="P12"/>
      <text:p text:style-name="P12"/>
      <text:p text:style-name="P12"/>
      <text:p text:style-name="P12"/>
      <text:p text:style-name="P12"/>
      <text:p text:style-name="P12"/>
      <text:p text:style-name="P12"/>
      <text:p text:style-name="P12">Prepared for</text:p>
      <text:p text:style-name="P30">Week3 Assignment, Android Application</text:p>
      <text:p text:style-name="P12">Lecturer: <text:span text:style-name="T12">Taha</text:span></text:p>
      <text:p text:style-name="P22"><text:span text:style-name="T3">Cross Application Development Boot Camp 3</text:span></text:p>
      <text:p text:style-name="P3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
          <text:p text:style-name="P3">1. Introduction<text:tab/>1</text:p>
          <text:p text:style-name="P18">1.1 Purpose<text:tab/>1</text:p>
          <text:p text:style-name="P18">1.2 Scope<text:tab/>1</text:p>
          <text:p text:style-name="P4">1.3 Definitions, Acronyms, and Abbreviations<text:tab/>1</text:p>
          <text:p text:style-name="P4">1.4 References<text:tab/>1</text:p>
          <text:p text:style-name="P4">1.5 Overview<text:tab/>1</text:p>
          <text:p text:style-name="P3">2. General Description<text:tab/>2</text:p>
          <text:p text:style-name="P4">2.1 Product Perspective<text:tab/>2</text:p>
          <text:p text:style-name="P4">2.2 Product Functions<text:tab/>2</text:p>
          <text:p text:style-name="P4">2.3 User Characteristics<text:tab/>2</text:p>
          <text:p text:style-name="P4">2.4 General Constraints<text:tab/>2</text:p>
          <text:p text:style-name="P4">2.5 Assumptions and Dependencies<text:tab/>2</text:p>
          <text:p text:style-name="P3">3. Specific Requirements<text:tab/>2</text:p>
          <text:p text:style-name="P4">3.1 External Interface Requirements<text:tab/>3</text:p>
          <text:p text:style-name="P11">3.1.1 User Interfaces<text:tab/>3</text:p>
          <text:p text:style-name="P11">3.1.2 Hardware Interfaces<text:tab/>3</text:p>
          <text:p text:style-name="P11">3.1.3 Software Interfaces<text:tab/>3</text:p>
          <text:p text:style-name="P11">3.1.4 Communications Interfaces<text:tab/>3</text:p>
          <text:p text:style-name="P4">3.2 Functional Requirements<text:tab/>3</text:p>
          <text:p text:style-name="P11">3.2.1 &lt;Functional Requirement or Feature #1&gt;<text:tab/>3</text:p>
          <text:p text:style-name="P11">3.2.2 &lt;Functional Requirement or Feature #2&gt;<text:tab/>3</text:p>
          <text:p text:style-name="P4">3.3 Use Cases<text:tab/>3</text:p>
          <text:p text:style-name="P11">3.3.1 Use Case #1<text:tab/>3</text:p>
          <text:p text:style-name="P11">3.3.2 Use Case #2<text:tab/>3</text:p>
          <text:p text:style-name="P4">3.4<text:span text:style-name="T4"> Classes / Objects<text:tab/></text:span>3</text:p>
          <text:p text:style-name="P19">3.4.1 &lt;Class / Object #1&gt;<text:tab/>3</text:p>
          <text:p text:style-name="P19">3.4.2 &lt;Class / Object #2&gt;<text:tab/>3</text:p>
          <text:p text:style-name="P4">3.5 Non-Functional Requirements<text:tab/>4</text:p>
          <text:p text:style-name="P11">3.5.1 Performance<text:tab/>4</text:p>
          <text:p text:style-name="P11">3.5.2 Reliability<text:tab/>4</text:p>
          <text:p text:style-name="P11">3.5.3 Availability<text:tab/>4</text:p>
          <text:p text:style-name="P11">3.5.4 Security<text:tab/>4</text:p>
          <text:p text:style-name="P11">3.5.5 Maintainability<text:tab/>4</text:p>
          <text:p text:style-name="P11">3.5.6 Portability<text:tab/>4</text:p>
          <text:p text:style-name="P4"><text:span text:style-name="T4">3.6 Inverse Requirements<text:tab/></text:span>4</text:p>
          <text:p text:style-name="P18">3.7 Design Constraints<text:tab/>4</text:p>
          <text:p text:style-name="P18">3.8 Logical Database Requirements<text:tab/>4</text:p>
          <text:p text:style-name="P18">3.9 Other Requirements<text:tab/>4</text:p>
          <text:p text:style-name="P3">4. Analysis Models<text:tab/>4</text:p>
          <text:p text:style-name="P18">4.1 Sequence Diagrams<text:tab/>5</text:p>
          <text:p text:style-name="P18">4.3 Data Flow Diagrams (DFD)<text:tab/>5</text:p>
          <text:p text:style-name="P18">4.2 State-Transition Diagrams (STD)<text:tab/>5</text:p>
          <text:p text:style-name="P3">5. Change Management Process<text:tab/>5</text:p>
          <text:p text:style-name="P3">A. Appendices<text:tab/>5</text:p>
          <text:p text:style-name="P18">A.1 Appendix 1<text:tab/>5</text:p>
          <text:p text:style-name="P18">A.2 Appendix 2<text:tab/>5</text:p>
        </text:index-body>
      </text:table-of-content>
      <text:p text:style-name="P9"/>
      <text:p text:style-name="P9"><text:bookmark-start text:name="_Toc506459137"/><text:bookmark-start text:name="_Toc506458771"/></text:p>
      <text:h text:style-name="P5" text:outline-level="1"><text:bookmark text:name="_GoBack"/><text:soft-page-break/>1. Introduction<text:bookmark-end text:name="_Toc506459137"/><text:bookmark-end text:name="_Toc506458771"/></text:h>
      <text:p text:style-name="P9"/>
      <text:p text:style-name="P10">The introduction to the Software Requirement Specification (SRS) document should provide an overview of the complete SRS document. <text:s/>While writing this document please remember that this document should contain all of the information needed by a software engineer to adequately design and implement the software product described by the requirements listed in this document. </text:p>
      <text:h text:style-name="P6" text:outline-level="2"><text:bookmark-start text:name="_Toc506459138"/><text:bookmark-start text:name="_Toc506458772"/>1.1 Purpose<text:bookmark-end text:name="_Toc506459138"/><text:bookmark-end text:name="_Toc506458772"/></text:h>
      <text:p text:style-name="P45">Addicting Android game based on League of Legends Lore, aims to give the team the opputunity to practice ‘application development’ using Kotlin Compose, Figma UX as well as other soft skills such as Project management and team collaboraiton.</text:p>
      <text:p text:style-name="P9"><text:span text:style-name="T5"/></text:p>
      <text:h text:style-name="P6" text:outline-level="2"><text:bookmark-start text:name="_Toc506458773"/><text:bookmark-start text:name="_Toc506459139"/>1.2 Scope<text:bookmark-end text:name="_Toc506458773"/><text:bookmark-end text:name="_Toc506459139"/></text:h>
      <text:p text:style-name="P9"/>
      <text:list text:style-name="L1">
        <text:list-item>
          <text:p text:style-name="P32">Features: 1.1 Everyday-Drivers:</text:p>
          <text:list>
            <text:list-item>
              <text:list>
                <text:list-item>
                  <text:list>
                    <text:list-item>
                      <text:list>
                        <text:list-header>
                          <text:p text:style-name="P41"><text:span text:style-name="T8">Owned Car </text:span><text:span text:style-name="T10">Station</text:span><text:span text:style-name="T8">, Benefits:</text:span></text:p>
                        </text:list-header>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33">Help up-keep the condition of the Engine, Gear Box and pumps through regular maintenance reminders.</text:p>
                                </text:list-item>
                                <text:list-item>
                                  <text:p text:style-name="P33">Improve the safety and quality of life for the owner through providing a feedback of the Car’s most replaced/malfunctioning parts.</text:p>
                                </text:list-item>
                              </text:list>
                            </text:list-item>
                          </text:list>
                        </text:list-item>
                      </text:list>
                    </text:list-item>
                  </text:list>
                </text:list-item>
              </text:list>
            </text:list-item>
          </text:list>
        </text:list-item>
      </text:list>
      <text:p text:style-name="P16"><text:span text:style-name="T9"><text:tab/><text:tab/><text:tab/></text:span><text:span text:style-name="T10">Marketplace Station, Benefits:</text:span></text:p>
      <text:list text:continue-numbering="true" text:style-name="L2">
        <text:list-item>
          <text:list>
            <text:list-item>
              <text:list>
                <text:list-item>
                  <text:list>
                    <text:list-item>
                      <text:list>
                        <text:list-item>
                          <text:list>
                            <text:list-item>
                              <text:list>
                                <text:list-item>
                                  <text:p text:style-name="P33">Benchmark the car when it is time to sell, through showcasing the history of regular, recommended and critical maintenance of the car, helping the owner at selling his beloved car at its fair price.</text:p>
                                </text:list-item>
                                <text:list-item>
                                  <text:p text:style-name="P34">Provide the true price of the car parts needed to be bought for the repair.</text:p>
                                </text:list-item>
                              </text:list>
                            </text:list-item>
                          </text:list>
                        </text:list-item>
                      </text:list>
                    </text:list-item>
                  </text:list>
                </text:list-item>
              </text:list>
            </text:list-item>
          </text:list>
        </text:list-item>
      </text:list>
      <text:p text:style-name="P35"><text:tab/><text:tab/><text:tab/>Service Station, Benefits:</text:p>
      <text:list text:continue-numbering="true" text:style-name="L2">
        <text:list-item>
          <text:list>
            <text:list-item>
              <text:list>
                <text:list-item>
                  <text:list>
                    <text:list-item>
                      <text:list>
                        <text:list-item>
                          <text:list>
                            <text:list-item>
                              <text:list>
                                <text:list-item>
                                  <text:p text:style-name="P34">Connect the owner with various Service-Offering entities in the market, easing the repair and care of his car without having to look for a trusted shop or mechanic.</text:p>
                                </text:list-item>
                              </text:list>
                            </text:list-item>
                          </text:list>
                        </text:list-item>
                      </text:list>
                    </text:list-item>
                  </text:list>
                </text:list-item>
              </text:list>
            </text:list-item>
          </text:list>
        </text:list-item>
      </text:list>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35"><text:tab/><text:tab/>1.2 Shop Owners:</text:p>
      <text:p text:style-name="P35"><text:tab/><text:tab/><text:tab/>&lt;shopname&gt; Station:</text:p>
      <text:list text:style-name="L3">
        <text:list-item>
          <text:p text:style-name="P36">Storage management, from the shop, through the app, from the desktop site.</text:p>
        </text:list-item>
        <text:list-item>
          <text:p text:style-name="P37">Procurement suggestions based on past sales.</text:p>
        </text:list-item>
      </text:list>
      <text:p text:style-name="P14"><text:tab/><text:tab/><text:tab/>Marketplace Station, Benefits:</text:p>
      <text:list text:style-name="L4">
        <text:list-item>
          <text:p text:style-name="P39">Online account to help drive more market acquisition.</text:p>
        </text:list-item>
        <text:list-item>
          <text:p text:style-name="P39">Advertisements to help acquire a larger market-share and help Shop Owners reach more customers.</text:p>
        </text:list-item>
        <text:list-item>
          <text:p text:style-name="P39">Ease of reach to past customers to provide after-sale services.</text:p>
        </text:list-item>
        <text:list-item>
          <text:p text:style-name="P42"><text:soft-page-break/><text:span text:style-name="T8">Improve the businesses public image and protect its reputation by giving General data of the shops such as: </text:span><text:span text:style-name="T6">main parts sold, avg price of some parts sold, price-fairness ratio to compare its prices with other competitors etc.</text:span></text:p>
        </text:list-item>
        <text:list-item>
          <text:p text:style-name="P39">Ease of B2B purchases and services such as: <text:span text:style-name="T6">sending the parts a car needs to be fixed at a nearby workshop </text:span><text:span text:style-name="T7">etc</text:span><text:span text:style-name="T6">. </text:span><text:span text:style-name="T11">increasing the number of sales funnels a business can have, hence influencing the sales/storage-management positively.</text:span></text:p>
        </text:list-item>
      </text:list>
      <text:p text:style-name="P40"><text:tab/><text:tab/>1.3 Workshops:</text:p>
      <text:p text:style-name="P14"/>
      <text:p text:style-name="P15"><text:tab/><text:tab/>1.4 Mechanics:</text:p>
      <text:p text:style-name="P15"/>
      <text:p text:style-name="P15"><text:tab/><text:tab/>1.5 Cars Enthusiasts:</text:p>
      <text:p text:style-name="P15"/>
      <text:p text:style-name="P15"><text:tab/><text:tab/>1.6 B2B Services:</text:p>
      <text:p text:style-name="P15"/>
      <text:p text:style-name="P15"><text:tab/><text:tab/>1.7 Government Entities:</text:p>
      <text:p text:style-name="P15"/>
      <text:p text:style-name="P15"><text:tab/><text:tab/>1.8 Scrapyards:</text:p>
      <text:p text:style-name="P15"/>
      <text:p text:style-name="P15">what the “Rabbeshly Station” not do/provide:</text:p>
      <text:p text:style-name="P15"><text:tab/></text:p>
      <text:h text:style-name="P7" text:outline-level="2"><text:bookmark-start text:name="_Toc506459140"/><text:bookmark-start text:name="_Toc506458774"/>1.3 Definitions, Acronyms, and Abbreviations<text:bookmark-end text:name="_Toc506459140"/><text:bookmark-end text:name="_Toc506458774"/></text:h>
      <text:p text:style-name="P43">This subsection should provide the definitions of all terms, acronyms, and abbreviations required to properly interpret the SRS. This information may be provided by reference to one or more appendixes in the SRS or by reference to other documents.</text:p>
      <text:h text:style-name="P6" text:outline-level="2"><text:bookmark-start text:name="_Toc506459141"/><text:bookmark-start text:name="_Toc506458775"/>1.4 References<text:bookmark-end text:name="_Toc506459141"/><text:bookmark-end text:name="_Toc506458775"/></text:h>
      <text:p text:style-name="P43">This subsection should:</text:p>
      <text:p text:style-name="P44">(1)<text:tab/>Provide a complete list of all documents referenced elsewhere in the SRS, or in a separate, specified document.</text:p>
      <text:p text:style-name="P44">(2)<text:tab/>Identify each document by title, report number - if applicable - date, and publishing organization.</text:p>
      <text:p text:style-name="P44">(3)<text:tab/>Specify the sources from which the references can be obtained. </text:p>
      <text:p text:style-name="P43">This information may be provided by reference to an appendix or to another document.</text:p>
      <text:h text:style-name="P6" text:outline-level="2"><text:bookmark-start text:name="_Toc506459142"/><text:bookmark-start text:name="_Toc506458776"/>1.5 Overview<text:bookmark-end text:name="_Toc506459142"/><text:bookmark-end text:name="_Toc506458776"/></text:h>
      <text:p text:style-name="P43">This subsection should:</text:p>
      <text:p text:style-name="P44">(1) Describe what the rest of the SRS contains</text:p>
      <text:p text:style-name="P44">(2) Explain how the SRS is organized.</text:p>
      <text:h text:style-name="P5" text:outline-level="1"><text:bookmark-start text:name="_Toc506459143"/><text:bookmark-start text:name="_Toc506458777"/>2. General Description<text:bookmark-end text:name="_Toc506459143"/><text:bookmark-end text:name="_Toc506458777"/></text:h>
      <text:p text:style-name="P43">This section of the SRS should describe the general factors that affect 'the product and its requirements. <text:s/>It should be made clear that this section does not state specific requirements; it only makes those requirements easier to understand.</text:p>
      <text:h text:style-name="P6" text:outline-level="2"><text:bookmark-start text:name="_Toc506459144"/><text:bookmark-start text:name="_Toc506458778"/><text:soft-page-break/>2.1 Product Perspective<text:bookmark-end text:name="_Toc506459144"/><text:bookmark-end text:name="_Toc506458778"/></text:h>
      <text:p text:style-name="P43">This subsection of the SRS puts the product into perspective with other related products or</text:p>
      <text:p text:style-name="P43">projects. <text:s/>(See the IEEE Guide to SRS for more details).</text:p>
      <text:h text:style-name="P6" text:outline-level="2"><text:bookmark-start text:name="_Toc506459145"/><text:bookmark-start text:name="_Toc506458779"/>2.2 Product Functions<text:bookmark-end text:name="_Toc506459145"/><text:bookmark-end text:name="_Toc506458779"/></text:h>
      <text:p text:style-name="P10">This subsection of the SRS should provide a summary of the functions that the software will perform. </text:p>
      <text:h text:style-name="P6" text:outline-level="2"><text:bookmark-start text:name="_Toc506459146"/><text:bookmark-start text:name="_Toc506458780"/>2.3 User Characteristics<text:bookmark-end text:name="_Toc506459146"/><text:bookmark-end text:name="_Toc506458780"/></text:h>
      <text:p text:style-name="P10">This subsection of the SRS should describe those general characteristics of the eventual users of the product that will affect the specific requirements. <text:s/>(See the IEEE Guide to SRS for more details).</text:p>
      <text:h text:style-name="P6" text:outline-level="2"><text:bookmark-start text:name="_Toc506459147"/><text:bookmark-start text:name="_Toc506458781"/>2.4 General Constraints<text:bookmark-end text:name="_Toc506459147"/><text:bookmark-end text:name="_Toc506458781"/></text:h>
      <text:p text:style-name="P43">This subsection of the SRS should provide a general description of any other items that will</text:p>
      <text:p text:style-name="P43">limit the developer’s options for designing the system. (See the IEEE Guide to SRS for a partial list of possible general constraints).</text:p>
      <text:h text:style-name="P6" text:outline-level="2"><text:bookmark-start text:name="_Toc506459148"/><text:bookmark-start text:name="_Toc506458782"/>2.5 Assumptions and Dependencies<text:bookmark-end text:name="_Toc506459148"/><text:bookmark-end text:name="_Toc506458782"/></text:h>
      <text:p text:style-name="P10">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P5" text:outline-level="1"><text:bookmark-start text:name="_Toc506459149"/><text:bookmark-start text:name="_Toc506458783"/>3. Specific Requirements<text:bookmark-end text:name="_Toc506459149"/><text:bookmark-end text:name="_Toc506458783"/></text:h>
      <text:p text:style-name="P10">This will be the largest and most important section of the SRS. <text:s/>The customer requirements will be embodied within Section 2, but this section will give the D-requirements that are used to guide the project’s software design, implementation, and testing.</text:p>
      <text:p text:style-name="P10"/>
      <text:p text:style-name="P10">Each requirement in this section should be:</text:p>
      <text:list text:style-name="WWNum2">
        <text:list-item>
          <text:p text:style-name="P47">Correct</text:p>
        </text:list-item>
        <text:list-item>
          <text:p text:style-name="P47">Traceable (both forward and backward to prior/future artifacts)</text:p>
        </text:list-item>
        <text:list-item>
          <text:p text:style-name="P47">Unambiguous</text:p>
        </text:list-item>
        <text:list-item>
          <text:p text:style-name="P47">Verifiable (i.e., testable)</text:p>
        </text:list-item>
        <text:list-item>
          <text:p text:style-name="P47">Prioritized (with respect to importance and/or stability)</text:p>
        </text:list-item>
        <text:list-item>
          <text:p text:style-name="P47">Complete</text:p>
        </text:list-item>
        <text:list-item>
          <text:p text:style-name="P47">Consistent</text:p>
        </text:list-item>
        <text:list-item>
          <text:p text:style-name="P47"><text:soft-page-break/>Uniquely identifiable (usually via numbering like 3.4.5.6)</text:p>
        </text:list-item>
      </text:list>
      <text:p text:style-name="P10"/>
      <text:p text:style-name="P10">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P6" text:outline-level="2"><text:bookmark-start text:name="_Toc506459150"/><text:bookmark-start text:name="_Toc506458784"/>3.1 External Interface Requirements<text:bookmark-end text:name="_Toc506459150"/><text:bookmark-end text:name="_Toc506458784"/></text:h>
      <text:h text:style-name="P8" text:outline-level="3"><text:bookmark-start text:name="_Toc506459151"/><text:bookmark-start text:name="_Toc506458785"/>3.1.1 User Interfaces<text:bookmark-end text:name="_Toc506459151"/><text:bookmark-end text:name="_Toc506458785"/></text:h>
      <text:h text:style-name="P8" text:outline-level="3"><text:bookmark-start text:name="_Toc506459152"/><text:bookmark-start text:name="_Toc506458786"/>3.1.2 Hardware Interfaces<text:bookmark-end text:name="_Toc506459152"/><text:bookmark-end text:name="_Toc506458786"/></text:h>
      <text:h text:style-name="P8" text:outline-level="3"><text:bookmark-start text:name="_Toc506459153"/><text:bookmark-start text:name="_Toc506458787"/>3.1.3 Software Interfaces<text:bookmark-end text:name="_Toc506459153"/><text:bookmark-end text:name="_Toc506458787"/></text:h>
      <text:h text:style-name="P8" text:outline-level="3"><text:bookmark-start text:name="_Toc506459154"/><text:bookmark-start text:name="_Toc506458788"/>3.1.4 Communications Interfaces<text:bookmark-end text:name="_Toc506459154"/><text:bookmark-end text:name="_Toc506458788"/></text:h>
      <text:h text:style-name="P6" text:outline-level="2"><text:bookmark-start text:name="_Toc506459155"/><text:bookmark-start text:name="_Toc506458789"/>3.2 Functional Requirements<text:bookmark-end text:name="_Toc506459155"/><text:bookmark-end text:name="_Toc506458789"/></text:h>
      <text:p text:style-name="P10">This section describes specific features of the software project. <text:s/>If desired, some requirements may be specified in the use-case format and listed in the Use Cases Section.</text:p>
      <text:h text:style-name="P8" text:outline-level="3"><text:bookmark-start text:name="_Toc506459156"/><text:bookmark-start text:name="_Toc506458790"/>3.2.1 &lt;Functional Requirement or Feature #1&gt;<text:bookmark-end text:name="_Toc506459156"/><text:bookmark-end text:name="_Toc506458790"/></text:h>
      <text:p text:style-name="P9">3.2.1.1 Introduction</text:p>
      <text:p text:style-name="P9">3.2.1.2 Inputs</text:p>
      <text:p text:style-name="P9">3.2.1.3 Processing</text:p>
      <text:p text:style-name="P9">3.2.1.4 Outputs</text:p>
      <text:p text:style-name="P9">3.2.1.5 Error Handling</text:p>
      <text:h text:style-name="P8" text:outline-level="3"><text:bookmark-start text:name="_Toc506459157"/><text:bookmark-start text:name="_Toc506458791"/>3.2.2 &lt;Functional Requirement or Feature #2&gt;<text:bookmark-end text:name="_Toc506459157"/><text:bookmark-end text:name="_Toc506458791"/></text:h>
      <text:p text:style-name="P9">…</text:p>
      <text:h text:style-name="P6" text:outline-level="2"><text:bookmark-start text:name="_Toc506459158"/><text:bookmark-start text:name="_Toc506458792"/>3.3 Use Cases<text:bookmark-end text:name="_Toc506459158"/><text:bookmark-end text:name="_Toc506458792"/></text:h>
      <text:h text:style-name="P8" text:outline-level="3"><text:bookmark-start text:name="_Toc506459159"/><text:bookmark-start text:name="_Toc506458793"/>3.3.1 Use Case #1<text:bookmark-end text:name="_Toc506459159"/><text:bookmark-end text:name="_Toc506458793"/></text:h>
      <text:h text:style-name="P8" text:outline-level="3"><text:bookmark-start text:name="_Toc506459160"/><text:bookmark-start text:name="_Toc506458794"/>3.3.2 Use Case #2<text:bookmark-end text:name="_Toc506459160"/><text:bookmark-end text:name="_Toc506458794"/></text:h>
      <text:p text:style-name="P9">…</text:p>
      <text:p text:style-name="P9">…</text:p>
      <text:h text:style-name="P6" text:outline-level="2"><text:bookmark-start text:name="_Toc506459164"/><text:bookmark-start text:name="_Toc506458798"/>3.5 Non-Functional Requirements<text:bookmark-end text:name="_Toc506459164"/><text:bookmark-end text:name="_Toc506458798"/></text:h>
      <text:p text:style-name="P10">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P8" text:outline-level="3"><text:bookmark-start text:name="_Toc506459165"/><text:bookmark-start text:name="_Toc506458799"/><text:soft-page-break/>3.5.1 Performance<text:bookmark-end text:name="_Toc506459165"/><text:bookmark-end text:name="_Toc506458799"/></text:h>
      <text:h text:style-name="P8" text:outline-level="3"><text:bookmark-start text:name="_Toc506459166"/><text:bookmark-start text:name="_Toc506458800"/>3.5.2 Reliability<text:bookmark-end text:name="_Toc506459166"/><text:bookmark-end text:name="_Toc506458800"/></text:h>
      <text:h text:style-name="P8" text:outline-level="3"><text:bookmark-start text:name="_Toc506459167"/><text:bookmark-start text:name="_Toc506458801"/>3.5.3 Availability<text:bookmark-end text:name="_Toc506459167"/><text:bookmark-end text:name="_Toc506458801"/></text:h>
      <text:h text:style-name="P8" text:outline-level="3"><text:bookmark-start text:name="_Toc506459168"/><text:bookmark-start text:name="_Toc506458802"/>3.5.4 Security<text:bookmark-end text:name="_Toc506459168"/><text:bookmark-end text:name="_Toc506458802"/></text:h>
      <text:h text:style-name="P8" text:outline-level="3"><text:bookmark-start text:name="_Toc506459169"/><text:bookmark-start text:name="_Toc506458803"/>3.5.5 Maintainability<text:bookmark-end text:name="_Toc506459169"/><text:bookmark-end text:name="_Toc506458803"/></text:h>
      <text:h text:style-name="P8" text:outline-level="3"><text:bookmark-start text:name="_Toc506459170"/><text:bookmark-start text:name="_Toc506458804"/>3.5.6 Portability<text:bookmark-end text:name="_Toc506459170"/><text:bookmark-end text:name="_Toc506458804"/></text:h>
      <text:h text:style-name="P6"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Title" style:family="paragraph" style:parent-style-name="Standard" style:default-outline-level="" style:class="chapter">
      <style:paragraph-properties fo:text-align="center" style:justify-single-word="false"/>
      <style:text-properties fo:font-size="16pt" fo:font-weight="bold" style:font-size-asian="16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text-properties officeooo:rsid="0020505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tab/><text:tab/><text:span text:style-name="MT1">Rabbeshly Station</text:span></text:p>
      </style:header>
      <style:footer>
        <text:p text:style-name="MP2">Software Requirements Specification<text:tab/><text:tab/>Page <text:span text:style-name="page_20_number"><text:page-number text:select-page="current">0</text:page-number></text:span><text:tab/><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6:06:54.964000000</meta:creation-date>
    <dc:date>2024-09-16T22:59:00.515000000</dc:date>
    <meta:editing-duration>PT4H19M25S</meta:editing-duration>
    <meta:editing-cycles>2</meta:editing-cycles>
    <meta:generator>LibreOffice/24.2.4.2$Windows_X86_64 LibreOffice_project/51a6219feb6075d9a4c46691dcfe0cd9c4fff3c2</meta:generator>
    <meta:document-statistic meta:table-count="0" meta:image-count="0" meta:object-count="0" meta:page-count="7" meta:paragraph-count="161" meta:word-count="1303" meta:character-count="8277" meta:non-whitespace-character-count="7110"/>
  </office:meta>
</office:document-meta>
</file>